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d6f" officeooo:paragraph-rsid="001d2d6f"/>
    </style:style>
    <style:style style:name="T1" style:family="text">
      <style:text-properties officeooo:rsid="001d6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<text:span text:style-name="T1">w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2:31.372652093</meta:creation-date>
    <dc:date>2020-10-19T10:40:48.096850986</dc:date>
    <meta:editing-duration>PT3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